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Arial Rounded MT Bold" svg:font-family="'Arial Rounded MT Bold'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ookshelf Symbol 7" svg:font-family="'Bookshelf Symbol 7'" style:font-pitch="variable" style:font-charset="x-symbol"/>
    <style:font-face style:name="EmojiOne Color" svg:font-family="'EmojiOne Color'"/>
    <style:font-face style:name="EmojiOne Color1" svg:font-family="'EmojiOne Color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" svg:font-family="Myria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 style:master-page-name="">
      <style:table-properties style:width="19.009cm" fo:margin-left="0cm" style:page-number="auto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 style:master-page-name="">
      <style:table-properties style:width="19.009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912cm"/>
    </style:style>
    <style:style style:name="Tableau1.D" style:family="table-column">
      <style:table-column-properties style:column-width="1.891cm"/>
    </style:style>
    <style:style style:name="Tableau1.E" style:family="table-column">
      <style:table-column-properties style:column-width="7.613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925d3d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c57a37" officeooo:paragraph-rsid="00c57a37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11pt" officeooo:rsid="009b7894" officeooo:paragraph-rsid="00c57a3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9b7894" officeooo:paragraph-rsid="00c57a37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Arial" fo:font-size="11pt" officeooo:rsid="00925d3d" officeooo:paragraph-rsid="00c8336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2b26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a8ac7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rsid="00348546" officeooo:paragraph-rsid="00c1df14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officeooo:rsid="00ad4991" officeooo:paragraph-rsid="00c2b26a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officeooo:rsid="00ad4991" officeooo:paragraph-rsid="00ca8ac7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9b7894" officeooo:paragraph-rsid="00c57a3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ca8ac7" officeooo:paragraph-rsid="00ca8ac7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Arial" fo:font-size="11pt" style:text-underline-style="none" officeooo:rsid="00925d3d" officeooo:paragraph-rsid="00c83360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officeooo:rsid="00ad4991" officeooo:paragraph-rsid="00c2b26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officeooo:rsid="00ad4991" officeooo:paragraph-rsid="00c1df14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bold" officeooo:rsid="00c1df14" officeooo:paragraph-rsid="00ca8ac7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1cm"/>
        </style:tab-stops>
      </style:paragraph-properties>
      <style:text-properties officeooo:paragraph-rsid="00c83360"/>
    </style:style>
    <style:style style:name="P2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language="zxx" fo:country="none" officeooo:rsid="00ad4991" style:font-size-asian="12pt" style:language-asian="zxx" style:country-asian="none" style:font-size-complex="12pt" style:language-complex="zxx" style:country-complex="none"/>
    </style:style>
    <style:style style:name="P28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Arial" fo:font-size="11pt" officeooo:rsid="00ddb08b" officeooo:paragraph-rsid="00d5d9a4" style:font-size-asian="11pt" style:font-size-complex="11pt"/>
    </style:style>
    <style:style style:name="P29" style:family="paragraph" style:parent-style-name="Standard">
      <style:text-properties style:font-name="Arial" fo:font-size="11pt" officeooo:rsid="00c70e1a" officeooo:paragraph-rsid="00d09899" style:font-size-asian="11pt" style:font-size-complex="11pt"/>
    </style:style>
    <style:style style:name="P30" style:family="paragraph" style:parent-style-name="Standard">
      <style:text-properties style:font-name="Arial" fo:font-size="11pt" officeooo:rsid="00c70e1a" officeooo:paragraph-rsid="00de6143" style:font-size-asian="11pt" style:font-size-complex="11pt"/>
    </style:style>
    <style:style style:name="P31" style:family="paragraph" style:parent-style-name="Standard">
      <style:paragraph-properties fo:text-align="end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32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Arial Narrow" fo:font-size="11pt" officeooo:rsid="00ad4991" officeooo:paragraph-rsid="00d5d9a4" style:font-size-asian="11pt" style:font-size-complex="11pt"/>
    </style:style>
    <style:style style:name="P33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Arial Narrow" fo:font-size="11pt" officeooo:rsid="00ad4991" officeooo:paragraph-rsid="00d9f569" style:font-size-asian="11pt" style:font-size-complex="11pt"/>
    </style:style>
    <style:style style:name="P34" style:family="paragraph" style:parent-style-name="Table_20_Contents">
      <style:text-properties style:font-name="Arial" fo:font-size="11pt" officeooo:rsid="00c70e1a" officeooo:paragraph-rsid="00c70e1a" style:font-size-asian="11pt" style:font-size-complex="11pt"/>
    </style:style>
    <style:style style:name="P35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36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Arial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37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38" style:family="paragraph" style:parent-style-name="Table_20_Contents">
      <style:text-properties style:font-name="Arial" fo:font-size="6pt" officeooo:rsid="00348546" officeooo:paragraph-rsid="00912214" style:font-size-asian="5.25pt" style:font-size-complex="6pt"/>
    </style:style>
    <style:style style:name="P39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Arial Narrow" fo:font-size="11pt" fo:language="fr" fo:country="FR" fo:font-weight="bold" officeooo:rsid="00ddb08b" officeooo:paragraph-rsid="00d09899" style:font-size-asian="11pt" style:font-weight-asian="bold" style:font-size-complex="11pt" style:font-weight-complex="bold"/>
    </style:style>
    <style:style style:name="P4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Arial Narrow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41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Arial Narrow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42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 Narrow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 Narrow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 Narrow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45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 Narrow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 Narrow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47" style:family="paragraph" style:parent-style-name="Table_20_Contents">
      <loext:graphic-properties draw:fill="solid" draw:fill-color="#e3f5ea" draw:opacity="100%"/>
      <style:paragraph-properties fo:text-align="start" style:justify-single-word="false" fo:background-color="#e3f5ea"/>
      <style:text-properties style:font-name="Arial Narrow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48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 Narrow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49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Bahnschrift Light Condensed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50" style:family="paragraph" style:parent-style-name="Table_20_Contents">
      <loext:graphic-properties draw:fill="solid" draw:fill-color="#ace3dd" draw:opacity="100%"/>
      <style:paragraph-properties fo:margin-top="0cm" fo:margin-bottom="0.101cm" style:contextual-spacing="false" fo:text-align="start" style:justify-single-word="false" fo:background-color="#ace3dd"/>
      <style:text-properties style:font-name="Bahnschrift Light Condensed" fo:font-size="14pt" fo:language="fr" fo:country="FR" fo:font-weight="normal" officeooo:rsid="00d35ca1" officeooo:paragraph-rsid="00de6143" style:font-size-asian="14pt" style:font-weight-asian="normal" style:font-size-complex="14pt" style:font-weight-complex="normal"/>
    </style:style>
    <style:style style:name="P51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 Narrow1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P52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Arial Narrow1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53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 Narrow1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54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Arial Narrow1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55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Arial Narrow1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56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Arial Narrow1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57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Arial Narrow1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58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 Narrow1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59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 Narrow1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6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EmojiOne Color1" fo:font-size="12pt" fo:language="fr" fo:country="FR" fo:font-weight="bold" officeooo:rsid="00ddb08b" officeooo:paragraph-rsid="00d09899" style:font-size-asian="12pt" style:font-weight-asian="bold" style:font-size-complex="12pt" style:font-weight-complex="bold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11pt" officeooo:rsid="00925d3d" style:font-size-asian="11pt" style:font-size-complex="11pt"/>
    </style:style>
    <style:style style:name="T5" style:family="text">
      <style:text-properties style:font-name="Arial" fo:font-size="11pt" officeooo:rsid="00ae17c8" style:font-size-asian="11pt" style:font-size-complex="11pt"/>
    </style:style>
    <style:style style:name="T6" style:family="text">
      <style:text-properties officeooo:rsid="00c0c276"/>
    </style:style>
    <style:style style:name="T7" style:family="text">
      <style:text-properties officeooo:rsid="009542f4"/>
    </style:style>
    <style:style style:name="T8" style:family="text">
      <style:text-properties officeooo:rsid="000bf3ed"/>
    </style:style>
    <style:style style:name="T9" style:family="text">
      <style:text-properties officeooo:rsid="00adefd2"/>
    </style:style>
    <style:style style:name="T10" style:family="text">
      <style:text-properties officeooo:rsid="00c2b26a"/>
    </style:style>
    <style:style style:name="T11" style:family="text">
      <style:text-properties officeooo:rsid="00ca8ac7"/>
    </style:style>
    <style:style style:name="T12" style:family="text">
      <style:text-properties officeooo:rsid="00348546"/>
    </style:style>
    <style:style style:name="T13" style:family="text">
      <style:text-properties officeooo:rsid="00cdbb28"/>
    </style:style>
    <style:style style:name="T14" style:family="text">
      <style:text-properties officeooo:rsid="00d35ca1"/>
    </style:style>
    <style:style style:name="T15" style:family="text">
      <style:text-properties officeooo:rsid="00d46b0b"/>
    </style:style>
    <style:style style:name="T16" style:family="text">
      <style:text-properties style:font-name="Arial Narrow1" fo:font-weight="normal" style:font-weight-asian="normal" style:font-weight-complex="normal"/>
    </style:style>
    <style:style style:name="T17" style:family="text">
      <style:text-properties style:font-name="Arial Narrow1" fo:font-size="12pt" style:font-size-asian="12pt" style:font-size-complex="12pt"/>
    </style:style>
    <style:style style:name="T18" style:family="text">
      <style:text-properties style:font-name="Arial Narrow1" fo:font-size="12pt" officeooo:rsid="00d46b0b" style:font-size-asian="12pt" style:font-size-complex="12pt"/>
    </style:style>
    <style:style style:name="T19" style:family="text">
      <style:text-properties style:font-name="Arial Narrow1" fo:font-size="12pt" officeooo:rsid="00d46b0b" style:font-size-asian="12pt" style:language-asian="zxx" style:country-asian="none" style:font-size-complex="12pt" style:language-complex="zxx" style:country-complex="none" loext:padding="0.199cm" loext:border="none"/>
    </style:style>
    <style:style style:name="T20" style:family="text">
      <style:text-properties officeooo:rsid="00d50896"/>
    </style:style>
    <style:style style:name="T21" style:family="text">
      <style:text-properties officeooo:rsid="00c1df14"/>
    </style:style>
    <style:style style:name="T22" style:family="text">
      <style:text-properties officeooo:rsid="00d5d9a4"/>
    </style:style>
    <style:style style:name="T23" style:family="text">
      <style:text-properties style:font-name="EmojiOne Color" style:font-name-asian="EmojiOne Color" style:font-name-complex="EmojiOne Color"/>
    </style:style>
    <style:style style:name="T24" style:family="text">
      <style:text-properties style:font-name="Arial Narrow"/>
    </style:style>
    <style:style style:name="T25" style:family="text">
      <style:text-properties style:font-name="Arial Narrow" officeooo:rsid="00c0c276"/>
    </style:style>
    <style:style style:name="T26" style:family="text">
      <style:text-properties style:font-name="Arial Narrow" officeooo:rsid="009542f4"/>
    </style:style>
    <style:style style:name="T27" style:family="text">
      <style:text-properties style:font-name="Arial Narrow" officeooo:rsid="000bf3ed"/>
    </style:style>
    <style:style style:name="T28" style:family="text">
      <style:text-properties style:font-name="Arial Narrow" officeooo:rsid="00adefd2"/>
    </style:style>
    <style:style style:name="T29" style:family="text">
      <style:text-properties style:font-name="Arial Narrow" officeooo:rsid="00debf46"/>
    </style:style>
    <style:style style:name="T30" style:family="text">
      <style:text-properties style:font-name-asian="Andale Sans UI" style:font-name-complex="Tahoma1"/>
    </style:style>
    <style:style style:name="T31" style:family="text">
      <style:text-properties style:language-asian="zxx" style:country-asian="none" style:language-complex="zxx" style:country-complex="none" loext:padding="0.199cm" loext:border="none"/>
    </style:style>
    <style:style style:name="T32" style:family="text">
      <style:text-properties officeooo:rsid="00debf4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7"/>
      <text:p text:style-name="P51">FEUILLE DE PRÉSENCE <text:span text:style-name="T15">ÉTABLIE </text:span><text:span text:style-name="T20">PAR </text:span><text:span text:style-name="T21">{mycompany_name}</text:span></text:p>
      <text:p text:style-name="P37"/>
      <text:p text:style-name="P3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49"><text:s text:c="2"/><text:span text:style-name="T17">Information</text:span><text:span text:style-name="T18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36"><text:s text:c="2"/><text:span text:style-name="T16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52"><text:span text:style-name="T14"><text:s text:c="2"/></text:span><text:span text:style-name="T22">Adresse </text:span>: </text:p>
          </table:table-cell>
          <table:covered-table-cell/>
          <table:table-cell table:style-name="Tableau4.C2" table:number-columns-spanned="3" office:value-type="string">
            <text:p text:style-name="P56">{mycompany_address}</text:p>
            <text:p text:style-name="P56">{mycompany_zip} {mycompany_town} </text:p>
          </table:table-cell>
          <table:covered-table-cell/>
          <table:covered-table-cell/>
          <table:table-cell table:style-name="Tableau4.A2" office:value-type="string">
            <text:p text:style-name="P46">Convention de formation :</text:p>
          </table:table-cell>
          <table:table-cell table:style-name="Tableau4.G2" office:value-type="string">
            <text:p text:style-name="P40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53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57">{mycompany_idprof2}</text:p>
          </table:table-cell>
          <table:covered-table-cell/>
          <table:covered-table-cell/>
          <table:table-cell table:style-name="Tableau4.A2" office:value-type="string">
            <text:p text:style-name="P46">Formation :</text:p>
          </table:table-cell>
          <table:table-cell table:style-name="Tableau4.G2" office:value-type="string">
            <text:p text:style-name="P43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53"><text:s text:c="2"/>Siret :</text:p>
          </table:table-cell>
          <table:covered-table-cell/>
          <table:table-cell table:style-name="Tableau4.C2" table:number-columns-spanned="3" office:value-type="string">
            <text:p text:style-name="P57">{declaration_number}</text:p>
          </table:table-cell>
          <table:covered-table-cell/>
          <table:covered-table-cell/>
          <table:table-cell table:style-name="Tableau4.A2" office:value-type="string">
            <text:p text:style-name="P46">Session :</text:p>
          </table:table-cell>
          <table:table-cell table:style-name="Tableau4.G2" office:value-type="string">
            <text:p text:style-name="P40">{date_start}</text:p>
            <text:p text:style-name="P40">{date_end}</text:p>
          </table:table-cell>
        </table:table-row>
        <table:table-row table:style-name="Tableau4.1">
          <table:table-cell table:style-name="Tableau4.C2" office:value-type="string">
            <text:p text:style-name="P60"><text:span text:style-name="T23">📞</text:span><text:span text:style-name="T23"/></text:p>
          </table:table-cell>
          <table:table-cell table:style-name="Tableau4.C2" table:number-columns-spanned="2" office:value-type="string">
            <text:p text:style-name="P32">{mycompany_phone}</text:p>
          </table:table-cell>
          <table:covered-table-cell/>
          <table:table-cell table:style-name="Tableau4.C2" office:value-type="string">
            <text:p text:style-name="P39"><text:span text:style-name="T23">📧</text:span></text:p>
          </table:table-cell>
          <table:table-cell table:style-name="Tableau4.C2" office:value-type="string">
            <text:p text:style-name="P32">{mycompany_email}</text:p>
          </table:table-cell>
          <table:table-cell table:style-name="Tableau4.A2" office:value-type="string">
            <text:p text:style-name="P41">Lieu :</text:p>
          </table:table-cell>
          <table:table-cell table:style-name="Tableau4.G2" office:value-type="string">
            <text:p text:style-name="P43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28"><text:span text:style-name="T23">🕸</text:span></text:p>
          </table:table-cell>
          <table:table-cell table:style-name="Tableau4.C2" table:number-columns-spanned="4" office:value-type="string">
            <text:p text:style-name="P33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41">Durée :</text:p>
          </table:table-cell>
          <table:table-cell table:style-name="Tableau4.G2" office:value-type="string">
            <text:p text:style-name="P44">{duration}</text:p>
          </table:table-cell>
        </table:table-row>
      </table:table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50"><text:span text:style-name="T31"><text:s text:c="2"/></text:span><text:span text:style-name="T19">Liste des stagiair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54"><text:s text:c="2"/>N°</text:p>
          </table:table-cell>
          <table:table-cell table:style-name="Tableau1.B2" office:value-type="string">
            <text:p text:style-name="P59">Nom</text:p>
          </table:table-cell>
          <table:table-cell table:style-name="Tableau1.B2" office:value-type="string">
            <text:p text:style-name="P48">Prénom</text:p>
          </table:table-cell>
          <table:table-cell table:style-name="Tableau1.B2" office:value-type="string">
            <text:p text:style-name="P42">Présence</text:p>
          </table:table-cell>
          <table:table-cell table:style-name="Tableau1.E2" office:value-type="string">
            <text:p text:style-name="P42">Signature</text:p>
          </table:table-cell>
        </table:table-row>
        <table:table-row table:style-name="Tableau1.1">
          <table:table-cell table:style-name="Tableau1.A2" office:value-type="string">
            <text:p text:style-name="P55">[!-- BEGIN row.attendants --]{attendant_number}</text:p>
          </table:table-cell>
          <table:table-cell table:style-name="Tableau1.B2" office:value-type="string">
            <text:p text:style-name="P58">{attendant_lastname}</text:p>
          </table:table-cell>
          <table:table-cell table:style-name="Tableau1.B2" office:value-type="string">
            <text:p text:style-name="P47">{attendant_firstname}</text:p>
          </table:table-cell>
          <table:table-cell table:style-name="Tableau1.B2" office:value-type="string">
            <text:p text:style-name="P45">{attendant_attendance}</text:p>
          </table:table-cell>
          <table:table-cell table:style-name="Tableau1.E2" office:value-type="string">
            <text:p text:style-name="P45">{attendant_signature}[!-- END row.attendants --]</text:p>
          </table:table-cell>
        </table:table-row>
      </table:table>
      <text:p text:style-name="P30"/>
      <text:p text:style-name="P31"/>
      <text:p text:style-name="P25"><text:span text:style-name="T5"><text:tab/>Formateur</text:span><text:span text:style-name="T4"> :</text:span></text:p>
      <text:p text:style-name="P15"><text:tab/>{trainer_fullname}</text:p>
      <text:p text:style-name="P15"/>
      <text:p text:style-name="P7"><text:tab/>{trainer_signature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Arial Rounded MT Bold" svg:font-family="'Arial Rounded MT Bold'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ookshelf Symbol 7" svg:font-family="'Bookshelf Symbol 7'" style:font-pitch="variable" style:font-charset="x-symbol"/>
    <style:font-face style:name="EmojiOne Color" svg:font-family="'EmojiOne Color'"/>
    <style:font-face style:name="EmojiOne Color1" svg:font-family="'EmojiOne Color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" svg:font-family="Myria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0debf4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7</text:span><text:span text:style-name="MT7">-202</text:span><text:span text:style-name="MT8">3</text:span><text:span text:style-name="MT7">0</text:span><text:span text:style-name="MT4">817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4M28S</meta:editing-duration>
    <meta:editing-cycles>287</meta:editing-cycles>
    <meta:generator>LibreOffice/7.4.7.2$Windows_X86_64 LibreOffice_project/723314e595e8007d3cf785c16538505a1c878ca5</meta:generator>
    <dc:date>2023-08-18T01:19:38.77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2" meta:image-count="1" meta:object-count="0" meta:page-count="1" meta:paragraph-count="44" meta:word-count="88" meta:character-count="844" meta:non-whitespace-character-count="783"/>
    <meta:user-defined meta:name="Langue">Francais</meta:user-defined>
    <meta:user-defined meta:name="URL">www.digirisk.com</meta:user-defined>
  </office:meta>
</office:document-meta>
</file>